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65cm"/>
    </style:style>
    <style:style style:name="co2" style:family="table-column">
      <style:table-column-properties fo:break-before="auto" style:column-width="32.08cm"/>
    </style:style>
    <style:style style:name="co3" style:family="table-column">
      <style:table-column-properties fo:break-before="auto" style:column-width="13.924cm"/>
    </style:style>
    <style:style style:name="co4" style:family="table-column">
      <style:table-column-properties fo:break-before="auto" style:column-width="15.803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emie-lernprogramme_sortie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rogrammname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Vorschaubil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reite</text:p>
          </table:table-cell>
          <table:table-cell table:style-name="ce1" office:value-type="string" calcext:value-type="string">
            <text:p>Höh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ggregatzustände und Zustandsänderungen</text:p>
          </table:table-cell>
          <table:table-cell office:value-type="string" calcext:value-type="string">
            <text:p>Veranschaulicht die Änderung der Aggregatzustände in einem einfachen Teilchenmodell</text:p>
          </table:table-cell>
          <table:table-cell office:value-type="string" calcext:value-type="string">
            <text:p>Aggregatzustaende_und_Zustandsaenderungen.png</text:p>
          </table:table-cell>
          <table:table-cell office:value-type="string" calcext:value-type="string">
            <text:p>https://chemie-lernprogramme.de/daten/programme/js/zustandsaenderer/index.html</text:p>
          </table:table-cell>
          <table:table-cell office:value-type="float" office:value="640" calcext:value-type="float">
            <text:p>640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rganische und organische Redoxreaktionen</text:p>
          </table:table-cell>
          <table:table-cell office:value-type="string" calcext:value-type="string">
            <text:p>Anorganische und Organische Redoxgleichungen erzeugen</text:p>
          </table:table-cell>
          <table:table-cell office:value-type="string" calcext:value-type="string">
            <text:p>Anorganische_und_organische_Redoxreaktionen.png</text:p>
          </table:table-cell>
          <table:table-cell office:value-type="string" calcext:value-type="string">
            <text:p>https://chemie-lernprogramme.de/daten/programme/js/oxidaser-online/index.html</text:p>
          </table:table-cell>
          <table:table-cell office:value-type="float" office:value="720" calcext:value-type="float">
            <text:p>720</text:p>
          </table:table-cell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omradien</text:p>
          </table:table-cell>
          <table:table-cell office:value-type="string" calcext:value-type="string">
            <text:p>Vergleichende Darstellung von Atomradien</text:p>
          </table:table-cell>
          <table:table-cell office:value-type="string" calcext:value-type="string">
            <text:p>Atomradien.png</text:p>
          </table:table-cell>
          <table:table-cell office:value-type="string" calcext:value-type="string">
            <text:p>https://chemie-lernprogramme.de/daten/programme/js/atomradienvergleicher/index.html</text:p>
          </table:table-cell>
          <table:table-cell office:value-type="float" office:value="560" calcext:value-type="float">
            <text:p>560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fbau des Periodensystems</text:p>
          </table:table-cell>
          <table:table-cell office:value-type="string" calcext:value-type="string">
            <text:p>Zeigt die Teilcheninformationen zu den ersten zwanzig Elementen des Periodensystems an und leitet den Aufbau des Periodensystems von diesen ab</text:p>
          </table:table-cell>
          <table:table-cell office:value-type="string" calcext:value-type="string">
            <text:p>Aufbau_des_Periodensystems.png</text:p>
          </table:table-cell>
          <table:table-cell office:value-type="string" calcext:value-type="string">
            <text:p>https://chemie-lernprogramme.de/daten/programme/js/pseler-online/index.html</text:p>
          </table:table-cell>
          <table:table-cell office:value-type="float" office:value="820" calcext:value-type="float">
            <text:p>820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fstellen des Massenwirkungsgesetzes</text:p>
          </table:table-cell>
          <table:table-cell office:value-type="string" calcext:value-type="string">
            <text:p>Ermittelt für beliebige Reaktionsgleichungen das Massenwirkungsgesetz einschließlich der Gleichgewichtskonstanten</text:p>
          </table:table-cell>
          <table:table-cell office:value-type="string" calcext:value-type="string">
            <text:p>Aufstellen_des_Massenwirkungsgesetzes.png</text:p>
          </table:table-cell>
          <table:table-cell office:value-type="string" calcext:value-type="string">
            <text:p>https://chemie-lernprogramme.de/daten/programme/js/gleichgewichtskonstanter/index.html</text:p>
          </table:table-cell>
          <table:table-cell office:value-type="float" office:value="600" calcext:value-type="float">
            <text:p>600</text:p>
          </table:table-cell>
          <table:table-cell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ennung sauerstoffhaltiger organischer Verbindungen</text:p>
          </table:table-cell>
          <table:table-cell office:value-type="string" calcext:value-type="string">
            <text:p>Systematische Benennung mehrfunktioneller sauerstoffhaltiger organischer Verbindungen</text:p>
          </table:table-cell>
          <table:table-cell office:value-type="string" calcext:value-type="string">
            <text:p>Benennung_sauerstoffhaltiger_organischer_Verbindungen.png</text:p>
          </table:table-cell>
          <table:table-cell office:value-type="string" calcext:value-type="string">
            <text:p>https://chemie-lernprogramme.de/daten/programme/js/stoffklassenbenenner/index.html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ennung von Alkanen</text:p>
          </table:table-cell>
          <table:table-cell office:value-type="string" calcext:value-type="string">
            <text:p>Erzeugt die Namen von Alkanen und zeigt die C-Kette, die Siedepunkte sowie die Zahl der Gerüstisomere an</text:p>
          </table:table-cell>
          <table:table-cell office:value-type="string" calcext:value-type="string">
            <text:p>Benennung_von_Alkanen.png</text:p>
          </table:table-cell>
          <table:table-cell office:value-type="string" calcext:value-type="string">
            <text:p>https://chemie-lernprogramme.de/daten/programme/js/alkanbenenner-online/index.html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ndungstyp ermitteln</text:p>
          </table:table-cell>
          <table:table-cell office:value-type="string" calcext:value-type="string">
            <text:p>Vorhersage des Bindungstyps mit Hilfe der Differenz der Elektronegativitäten</text:p>
          </table:table-cell>
          <table:table-cell office:value-type="string" calcext:value-type="string">
            <text:p>Bindungstyp_ermitteln.png</text:p>
          </table:table-cell>
          <table:table-cell office:value-type="string" calcext:value-type="string">
            <text:p>https://chemie-lernprogramme.de/daten/programme/js/bindungstypermittler/index.html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accharide</text:p>
          </table:table-cell>
          <table:table-cell office:value-type="string" calcext:value-type="string">
            <text:p>Veranschaulicht die Struktur sowie die Eigenschaften wichtiger Disaccharide</text:p>
          </table:table-cell>
          <table:table-cell office:value-type="string" calcext:value-type="string">
            <text:p>Disaccharide.png</text:p>
          </table:table-cell>
          <table:table-cell office:value-type="string" calcext:value-type="string">
            <text:p>https://chemie-lernprogramme.de/daten/programme/js/disaccharider-online/index.html</text:p>
          </table:table-cell>
          <table:table-cell office:value-type="float" office:value="640" calcext:value-type="float">
            <text:p>640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uckabhängigkeit des chemischen Gleichgewichts</text:p>
          </table:table-cell>
          <table:table-cell office:value-type="string" calcext:value-type="string">
            <text:p>Veranschaulicht die Druckabhängigkeit der Lage des chemischen Gleichgewichts</text:p>
          </table:table-cell>
          <table:table-cell office:value-type="string" calcext:value-type="string">
            <text:p>Druckabhaengigkeit_des_chemischen_Gleichgewichts.png</text:p>
          </table:table-cell>
          <table:table-cell office:value-type="string" calcext:value-type="string">
            <text:p>https://chemie-lernprogramme.de/daten/programme/js/gleichgewichtdruecker-online/index.html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nfache Valenzstrichformeln zusammensetzen</text:p>
          </table:table-cell>
          <table:table-cell office:value-type="string" calcext:value-type="string">
            <text:p>Strukturformeln einfacher Moleküle und Molekülionen aus einer Auswahl einfacher Grundbausteine erzeugen</text:p>
          </table:table-cell>
          <table:table-cell office:value-type="string" calcext:value-type="string">
            <text:p>Einfache_Valenzstrichformeln_zusammensetzen.png</text:p>
          </table:table-cell>
          <table:table-cell office:value-type="string" calcext:value-type="string">
            <text:p>https://chemie-lernprogramme.de/daten/programme/js/strukturformler-online/index.html</text:p>
          </table:table-cell>
          <table:table-cell office:value-type="float" office:value="660" calcext:value-type="float">
            <text:p>660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ktrochemie</text:p>
          </table:table-cell>
          <table:table-cell office:value-type="string" calcext:value-type="string">
            <text:p>Ableiten der elektrochemischen Spannungsreihe anhand der jeweiligen galvanischen Halbzellen </text:p>
          </table:table-cell>
          <table:table-cell office:value-type="string" calcext:value-type="string">
            <text:p>Elektrochemie.png</text:p>
          </table:table-cell>
          <table:table-cell office:value-type="string" calcext:value-type="string">
            <text:p>https://chemie-lernprogramme.de/daten/programme/js/elektrochemer-online/index.html</text:p>
          </table:table-cell>
          <table:table-cell office:value-type="float" office:value="680" calcext:value-type="float">
            <text:p>680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ktronenbesetzung</text:p>
          </table:table-cell>
          <table:table-cell office:value-type="string" calcext:value-type="string">
            <text:p>Veranschaulicht die Elektronenbesetzung und die sich daraus ergebende Anordnung der Elemente im Periodensystem einschließlich der Nebengruppen</text:p>
          </table:table-cell>
          <table:table-cell office:value-type="string" calcext:value-type="string">
            <text:p>Elektronenbesetzung.png</text:p>
          </table:table-cell>
          <table:table-cell office:value-type="string" calcext:value-type="string">
            <text:p>https://chemie-lernprogramme.de/daten/programme/js/elektronenbesetzer/index.html</text:p>
          </table:table-cell>
          <table:table-cell office:value-type="float" office:value="680" calcext:value-type="float">
            <text:p>680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ktronendruckreihe</text:p>
          </table:table-cell>
          <table:table-cell office:value-type="string" calcext:value-type="string">
            <text:p>Die nach ihrem Elektronendruck angeordneten korrespondierenden Redoxpaare erlauben eine Vorhersage der thermodynamisch bevorzugten Reaktionsrichtung</text:p>
          </table:table-cell>
          <table:table-cell office:value-type="string" calcext:value-type="string">
            <text:p>Elektronendruckreihe.png</text:p>
          </table:table-cell>
          <table:table-cell office:value-type="string" calcext:value-type="string">
            <text:p>https://chemie-lernprogramme.de/daten/programme/js/elektronendruckreiher/index.html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ktronenpaar-Abstoßungs-Modell</text:p>
          </table:table-cell>
          <table:table-cell office:value-type="string" calcext:value-type="string">
            <text:p>Zeigt den räumlichen Bau von Molekülen mit Hilfe des Elektronenpaar-Abstoßungs-Modells </text:p>
          </table:table-cell>
          <table:table-cell office:value-type="string" calcext:value-type="string">
            <text:p>Elektronenpaar-Abstossungs-Modell.png</text:p>
          </table:table-cell>
          <table:table-cell office:value-type="string" calcext:value-type="string">
            <text:p>https://chemie-lernprogramme.de/daten/programme/js/elektronenpaar_abstosser/index.html</text:p>
          </table:table-cell>
          <table:table-cell office:value-type="float" office:value="540" calcext:value-type="float">
            <text:p>540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ergiewandler</text:p>
          </table:table-cell>
          <table:table-cell office:value-type="string" calcext:value-type="string">
            <text:p>Veranschaulicht den Energiefluss durch verschiedene Energiewandler mit dem jeweiligen Wirkungsgrad anhand eines vereinfachten Modells</text:p>
          </table:table-cell>
          <table:table-cell office:value-type="string" calcext:value-type="string">
            <text:p>Energiewandler.png</text:p>
          </table:table-cell>
          <table:table-cell office:value-type="string" calcext:value-type="string">
            <text:p>https://chemie-lernprogramme.de/daten/programme/js/energiewandler-online/index.html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zyme benennen</text:p>
          </table:table-cell>
          <table:table-cell office:value-type="string" calcext:value-type="string">
            <text:p>Eläutert die Benennung der wichtigsten Enzymkategorien sowie deren Bedeutung in verschiedenen Bereichen der Chemie und der Biologie</text:p>
          </table:table-cell>
          <table:table-cell office:value-type="string" calcext:value-type="string">
            <text:p>Enzyme_benennen.png</text:p>
          </table:table-cell>
          <table:table-cell office:value-type="string" calcext:value-type="string">
            <text:p>https://chemie-lernprogramme.de/daten/programme/js/enzymbenenner/index.html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bstoffe</text:p>
          </table:table-cell>
          <table:table-cell office:value-type="string" calcext:value-type="string">
            <text:p>Generiert aus bestimmten Gruppen wichtige Farbstoffe verschiedener Farbstoffklassen und zeigt die dazugehörige Farbe an</text:p>
          </table:table-cell>
          <table:table-cell office:value-type="string" calcext:value-type="string">
            <text:p>Farbstoffe.png</text:p>
          </table:table-cell>
          <table:table-cell office:value-type="string" calcext:value-type="string">
            <text:p>https://chemie-lernprogramme.de/daten/programme/js/farbstoffermittler-online/index.html</text:p>
          </table:table-cell>
          <table:table-cell office:value-type="float" office:value="660" calcext:value-type="float">
            <text:p>660</text:p>
          </table:table-cell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ttsäuren</text:p>
          </table:table-cell>
          <table:table-cell office:value-type="string" calcext:value-type="string">
            <text:p>Veranschaulicht die Struktur sowie die Eigenschaften wichtiger Fettsäuremoleküle</text:p>
          </table:table-cell>
          <table:table-cell office:value-type="string" calcext:value-type="string">
            <text:p>Fettsaeuren.png</text:p>
          </table:table-cell>
          <table:table-cell office:value-type="string" calcext:value-type="string">
            <text:p>https://chemie-lernprogramme.de/daten/programme/js/fettsaeurer-online/index.html</text:p>
          </table:table-cell>
          <table:table-cell office:value-type="float" office:value="550" calcext:value-type="float">
            <text:p>550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xosen</text:p>
          </table:table-cell>
          <table:table-cell office:value-type="string" calcext:value-type="string">
            <text:p>Ermittelt die Namen und Fischer-Projektionen aller D- und L-Aldo- und -Keto-Hexosen</text:p>
          </table:table-cell>
          <table:table-cell office:value-type="string" calcext:value-type="string">
            <text:p>Hexosen.png</text:p>
          </table:table-cell>
          <table:table-cell office:value-type="string" calcext:value-type="string">
            <text:p>https://chemie-lernprogramme.de/daten/programme/js/hexoser-online/index.html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ktiver Betrachter für 3D-Strukturen</text:p>
          </table:table-cell>
          <table:table-cell office:value-type="string" calcext:value-type="string">
            <text:p>Für viele molekulare Stoffe aber auch einige Gitter die Raumstrukturen in einem konfigurierbaren interaktiven Betrachter mit verschiedenen Ansichtseinstellungen ansehen und begreifen</text:p>
          </table:table-cell>
          <table:table-cell office:value-type="string" calcext:value-type="string">
            <text:p>Interaktiver_Betrachter_fuer_3D-Strukturen.png</text:p>
          </table:table-cell>
          <table:table-cell office:value-type="string" calcext:value-type="string">
            <text:p>https://chemie-lernprogramme.de/daten/programme/js/3dmolekuele/index.html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nenradien</text:p>
          </table:table-cell>
          <table:table-cell office:value-type="string" calcext:value-type="string">
            <text:p>Vergleichende Darstellung von Ionenradien</text:p>
          </table:table-cell>
          <table:table-cell office:value-type="string" calcext:value-type="string">
            <text:p>Ionenradien.png</text:p>
          </table:table-cell>
          <table:table-cell office:value-type="string" calcext:value-type="string">
            <text:p>https://chemie-lernprogramme.de/daten/programme/js/ionenradienvergleicher/index.html</text:p>
          </table:table-cell>
          <table:table-cell office:value-type="float" office:value="540" calcext:value-type="float">
            <text:p>540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alyse.png</text:p>
          </table:table-cell>
          <table:table-cell office:value-type="string" calcext:value-type="string">
            <text:p>Veranschaulicht die Wirkungsweise verschiedener Katalysatoren</text:p>
          </table:table-cell>
          <table:table-cell office:value-type="string" calcext:value-type="string">
            <text:p>Katalyse.png</text:p>
          </table:table-cell>
          <table:table-cell office:value-type="string" calcext:value-type="string">
            <text:p>https://chemie-lernprogramme.de/daten/programme/js/katalyser-online/index.html</text:p>
          </table:table-cell>
          <table:table-cell office:value-type="float" office:value="680" calcext:value-type="float">
            <text:p>680</text:p>
          </table:table-cell>
          <table:table-cell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hlenstoffkreislauf</text:p>
          </table:table-cell>
          <table:table-cell office:value-type="string" calcext:value-type="string">
            <text:p>Veranschaulicht den globalen Kohlenstoffkreislauf sowie den Einfluss der Verbrennung fossiler Brennstoffe auf das Klima anhand eines vereinfachten Modells</text:p>
          </table:table-cell>
          <table:table-cell office:value-type="string" calcext:value-type="string">
            <text:p>Kohlenstoffkreislauf.png</text:p>
          </table:table-cell>
          <table:table-cell office:value-type="string" calcext:value-type="string">
            <text:p>https://chemie-lernprogramme.de/daten/programme/js/kohlenstoffkreislaeufer-online/index.html</text:p>
          </table:table-cell>
          <table:table-cell office:value-type="float" office:value="700" calcext:value-type="float">
            <text:p>700</text:p>
          </table:table-cell>
          <table:table-cell office:value-type="float" office:value="740" calcext:value-type="float">
            <text:p>7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nstitutionsisomerie</text:p>
          </table:table-cell>
          <table:table-cell office:value-type="string" calcext:value-type="string">
            <text:p>Zeigt die Konstitutionsisomere von kurzkettigen Kohlenwasserstoffen und sauerstoffhaltigen Verbindungen</text:p>
          </table:table-cell>
          <table:table-cell office:value-type="string" calcext:value-type="string">
            <text:p>Konstitutionsisomerie.png</text:p>
          </table:table-cell>
          <table:table-cell office:value-type="string" calcext:value-type="string">
            <text:p>https://chemie-lernprogramme.de/daten/programme/js/isomerer/index.html</text:p>
          </table:table-cell>
          <table:table-cell office:value-type="float" office:value="720" calcext:value-type="float">
            <text:p>720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nzentrationsabhängigkeit des chemischen Gleichgewichts</text:p>
          </table:table-cell>
          <table:table-cell office:value-type="string" calcext:value-type="string">
            <text:p>Veranschaulicht die Konzentrationsabhängigkeit der Lage des chemischen Gleichgewichts</text:p>
          </table:table-cell>
          <table:table-cell office:value-type="string" calcext:value-type="string">
            <text:p>Konzentrationsabhaengigkeit_des_chemischen_Gleichgewichts.png</text:p>
          </table:table-cell>
          <table:table-cell office:value-type="string" calcext:value-type="string">
            <text:p>https://chemie-lernprogramme.de/daten/programme/js/gleichgewichtkonzentrierer-online/index.html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llversuch Wasserstandsgleichgewicht</text:p>
          </table:table-cell>
          <table:table-cell office:value-type="string" calcext:value-type="string">
            <text:p>Veranschaulicht dynamische Gleichgewichte anhand eines einfachen Wasserstandsgleichgewichts als Modellversuch</text:p>
          </table:table-cell>
          <table:table-cell office:value-type="string" calcext:value-type="string">
            <text:p>Modellversuch_Wasserstandsgleichgewicht.png</text:p>
          </table:table-cell>
          <table:table-cell office:value-type="string" calcext:value-type="string">
            <text:p>https://chemie-lernprogramme.de/daten/programme/js/gleichgewichtmodeller-online/index.html</text:p>
          </table:table-cell>
          <table:table-cell table:number-columns-repeated="2"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are Größen berechnen</text:p>
          </table:table-cell>
          <table:table-cell office:value-type="string" calcext:value-type="string">
            <text:p>Berechnung des Volumens, der Masse, der Teilchenzahl oder der Stoffmenge</text:p>
          </table:table-cell>
          <table:table-cell office:value-type="string" calcext:value-type="string">
            <text:p>Molare_Groessen_berechnen.png</text:p>
          </table:table-cell>
          <table:table-cell office:value-type="string" calcext:value-type="string">
            <text:p>https://chemie-lernprogramme.de/daten/programme/js/molrechner-online/index.html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are Umrechnungen</text:p>
          </table:table-cell>
          <table:table-cell office:value-type="string" calcext:value-type="string">
            <text:p>Berechnung des Volumens, der Masse, der Teilchenzahl oder der Stoffmenge</text:p>
          </table:table-cell>
          <table:table-cell office:value-type="string" calcext:value-type="string">
            <text:p>Molare_Umrechnungen.png</text:p>
          </table:table-cell>
          <table:table-cell office:value-type="string" calcext:value-type="string">
            <text:p>https://chemie-lernprogramme.de/daten/programme/js/stoechiometrie/index.html</text:p>
          </table:table-cell>
          <table:table-cell office:value-type="float" office:value="500" calcext:value-type="float">
            <text:p>500</text:p>
          </table:table-cell>
          <table:table-cell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ekülformeln benennen</text:p>
          </table:table-cell>
          <table:table-cell office:value-type="string" calcext:value-type="string">
            <text:p>Bennenung einfacher Moleküle, die aus Atomen zweier verschiedener Elemente bestehen</text:p>
          </table:table-cell>
          <table:table-cell office:value-type="string" calcext:value-type="string">
            <text:p>Molekuelformeln_benennen.png</text:p>
          </table:table-cell>
          <table:table-cell office:value-type="string" calcext:value-type="string">
            <text:p>https://chemie-lernprogramme.de/daten/programme/js/molekuelformelbenenner/index.html</text:p>
          </table:table-cell>
          <table:table-cell office:value-type="float" office:value="700" calcext:value-type="float">
            <text:p>700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ekülstrukturen für Elemente im PSE</text:p>
          </table:table-cell>
          <table:table-cell office:value-type="string" calcext:value-type="string">
            <text:p>3D-Strukturen wichtiger Moleküle geordnet nach den Hauptgruppenelementen des Periodensystems</text:p>
          </table:table-cell>
          <table:table-cell office:value-type="string" calcext:value-type="string">
            <text:p>Molekuelstrukturen_fuer_Elemente_im_PSE.png</text:p>
          </table:table-cell>
          <table:table-cell office:value-type="string" calcext:value-type="string">
            <text:p>https://chemie-lernprogramme.de/daten/programme/js/molekuelbildner/index.html</text:p>
          </table:table-cell>
          <table:table-cell office:value-type="float" office:value="720" calcext:value-type="float">
            <text:p>720</text:p>
          </table:table-cell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sacharide</text:p>
          </table:table-cell>
          <table:table-cell office:value-type="string" calcext:value-type="string">
            <text:p>Übersicht zu den Triosen, Tetrosen, Pentosen und Hexosen, jeweils als Aldosen und Ketosen in der Fischer-Projektion </text:p>
          </table:table-cell>
          <table:table-cell office:value-type="string" calcext:value-type="string">
            <text:p>Monosacharide.png</text:p>
          </table:table-cell>
          <table:table-cell office:value-type="string" calcext:value-type="string">
            <text:p>https://chemie-lernprogramme.de/daten/programme/js/monosaccharider/index.html</text:p>
          </table:table-cell>
          <table:table-cell office:value-type="float" office:value="560" calcext:value-type="float">
            <text:p>560</text:p>
          </table:table-cell>
          <table:table-cell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rnstsche Gleichung</text:p>
          </table:table-cell>
          <table:table-cell office:value-type="string" calcext:value-type="string">
            <text:p>Berechnet das elektrochemische Potential wichtiger Halbzellen</text:p>
          </table:table-cell>
          <table:table-cell office:value-type="string" calcext:value-type="string">
            <text:p>Nernstsche_Gleichung.png</text:p>
          </table:table-cell>
          <table:table-cell office:value-type="string" calcext:value-type="string">
            <text:p>https://chemie-lernprogramme.de/daten/programme/js/nernster-online/index.html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xidationszahl ermitteln</text:p>
          </table:table-cell>
          <table:table-cell office:value-type="string" calcext:value-type="string">
            <text:p>Berechnet die mittlere Oxidationszahl eines Elements für einfache Verbindungen, die aus zwei oder drei Elementen bestehen</text:p>
          </table:table-cell>
          <table:table-cell office:value-type="string" calcext:value-type="string">
            <text:p>Oxidationszahl_ermitteln.png</text:p>
          </table:table-cell>
          <table:table-cell office:value-type="string" calcext:value-type="string">
            <text:p>https://chemie-lernprogramme.de/daten/programme/js/ozer-online/index.html</text:p>
          </table:table-cell>
          <table:table-cell office:value-type="float" office:value="600" calcext:value-type="float">
            <text:p>600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-Wert Berechnung</text:p>
          </table:table-cell>
          <table:table-cell office:value-type="string" calcext:value-type="string">
            <text:p>Berechnet pH-Werte starker und schwacher Säuren</text:p>
          </table:table-cell>
          <table:table-cell office:value-type="string" calcext:value-type="string">
            <text:p>pH-Wert_Berechnung.png</text:p>
          </table:table-cell>
          <table:table-cell office:value-type="string" calcext:value-type="string">
            <text:p>https://chemie-lernprogramme.de/daten/programme/js/phwert-online/index.html</text:p>
          </table:table-cell>
          <table:table-cell office:value-type="float" office:value="540" calcext:value-type="float">
            <text:p>540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ymere (Kunststoffe Polypeptide Polysaccharide Nukleinsaeuren)</text:p>
          </table:table-cell>
          <table:table-cell office:value-type="string" calcext:value-type="string">
            <text:p>Zeigt die Synthese und den Aufbau für alle Kunststoffklassen sowie für Naturstoffe wie Proteine, Kohlenhydrate und Nukleinsäuren</text:p>
          </table:table-cell>
          <table:table-cell office:value-type="string" calcext:value-type="string">
            <text:p>Polymere_Kunststoffe_Polypeptide_Polysaccharide_Nukleinsaeuren.png</text:p>
          </table:table-cell>
          <table:table-cell office:value-type="string" calcext:value-type="string">
            <text:p>https://chemie-lernprogramme.de/daten/programme/js/polymerer-online/index.html</text:p>
          </table:table-cell>
          <table:table-cell office:value-type="float" office:value="980" calcext:value-type="float">
            <text:p>980</text:p>
          </table:table-cell>
          <table:table-cell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olysegrad</text:p>
          </table:table-cell>
          <table:table-cell office:value-type="string" calcext:value-type="string">
            <text:p>Veranschaulicht den dissoziierten und den undissoziierten Anteil starker und schwacher verdünnter Säuren</text:p>
          </table:table-cell>
          <table:table-cell office:value-type="string" calcext:value-type="string">
            <text:p>Protolysegrad.png</text:p>
          </table:table-cell>
          <table:table-cell office:value-type="string" calcext:value-type="string">
            <text:p>https://chemie-lernprogramme.de/daten/programme/js/protolysegrader/index.html</text:p>
          </table:table-cell>
          <table:table-cell table:number-columns-repeated="2"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onendruckreihe</text:p>
          </table:table-cell>
          <table:table-cell office:value-type="string" calcext:value-type="string">
            <text:p>Zeigt alle Protonenübertragungsreaktionen als Kombination der verschiedenen korrespondierenden Säure-Base-Paare an, die nach Protonendruck geordnet sind</text:p>
          </table:table-cell>
          <table:table-cell office:value-type="string" calcext:value-type="string">
            <text:p>Protonendruckreihe.png</text:p>
          </table:table-cell>
          <table:table-cell office:value-type="string" calcext:value-type="string">
            <text:p>https://chemie-lernprogramme.de/daten/programme/js/protonendruckreiher/index.html</text:p>
          </table:table-cell>
          <table:table-cell office:value-type="float" office:value="550" calcext:value-type="float">
            <text:p>550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onenübergaenge</text:p>
          </table:table-cell>
          <table:table-cell office:value-type="string" calcext:value-type="string">
            <text:p>Veranschaulicht das einfachen Säure-Base-Reaktionen zugrundeliegende Donator-Akzeptor-Konzept auf verschiedenen Darstellungsebenen (u.a. Kugelmodell, Strukturformel, Schalenmodell)</text:p>
          </table:table-cell>
          <table:table-cell office:value-type="string" calcext:value-type="string">
            <text:p>Protonenuebergaenge.png</text:p>
          </table:table-cell>
          <table:table-cell office:value-type="string" calcext:value-type="string">
            <text:p>https://chemie-lernprogramme.de/daten/programme/js/protonierer-online/index.html</text:p>
          </table:table-cell>
          <table:table-cell office:value-type="float" office:value="580" calcext:value-type="float">
            <text:p>580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E-Puzzle</text:p>
          </table:table-cell>
          <table:table-cell office:value-type="string" calcext:value-type="string">
            <text:p>Puzzle zum Periodensystem</text:p>
          </table:table-cell>
          <table:table-cell office:value-type="string" calcext:value-type="string">
            <text:p>PSE-Puzzle.png</text:p>
          </table:table-cell>
          <table:table-cell office:value-type="string" calcext:value-type="string">
            <text:p>https://chemie-lernprogramme.de/daten/programme/js/pse_puzzle/index.html</text:p>
          </table:table-cell>
          <table:table-cell office:value-type="float" office:value="490" calcext:value-type="float">
            <text:p>490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ffer-Lösungen</text:p>
          </table:table-cell>
          <table:table-cell office:value-type="string" calcext:value-type="string">
            <text:p>Berechnung des pH-Werts mit Hilfe der Henderson-Hasselbalch-Gleichung für die meisten gängigen Puffersysteme</text:p>
          </table:table-cell>
          <table:table-cell office:value-type="string" calcext:value-type="string">
            <text:p>Puffer-Loesungen.png</text:p>
          </table:table-cell>
          <table:table-cell office:value-type="string" calcext:value-type="string">
            <text:p>https://chemie-lernprogramme.de/daten/programme/js/pufferer/index.html</text:p>
          </table:table-cell>
          <table:table-cell office:value-type="float" office:value="1000" calcext:value-type="float">
            <text:p>1000</text:p>
          </table:table-cell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ktionsmechanismen</text:p>
          </table:table-cell>
          <table:table-cell office:value-type="string" calcext:value-type="string">
            <text:p>Veranschaulicht die vielfältigen Reaktionsmechanismen der organischen Chemie</text:p>
          </table:table-cell>
          <table:table-cell office:value-type="string" calcext:value-type="string">
            <text:p>Reaktionsmechanismen.png</text:p>
          </table:table-cell>
          <table:table-cell office:value-type="string" calcext:value-type="string">
            <text:p>https://chemie-lernprogramme.de/daten/programme/js/mechanismer-online/index.html</text:p>
          </table:table-cell>
          <table:table-cell office:value-type="float" office:value="740" calcext:value-type="float">
            <text:p>740</text:p>
          </table:table-cell>
          <table:table-cell office:value-type="float" office:value="880" calcext:value-type="float">
            <text:p>8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förmige D-Aldopyranosen</text:p>
          </table:table-cell>
          <table:table-cell office:value-type="string" calcext:value-type="string">
            <text:p>Übersicht zu den ringförmigen D-Aldohexosen als Halbacetal in der Pyranoseform, dargestellt in der Haworth-Projektion</text:p>
          </table:table-cell>
          <table:table-cell office:value-type="string" calcext:value-type="string">
            <text:p>Ringfoermige_D-Aldopyranosen.png</text:p>
          </table:table-cell>
          <table:table-cell office:value-type="string" calcext:value-type="string">
            <text:p>https://chemie-lernprogramme.de/daten/programme/js/pyranoser/index.html</text:p>
          </table:table-cell>
          <table:table-cell office:value-type="float" office:value="680" calcext:value-type="float">
            <text:p>680</text:p>
          </table:table-cell>
          <table:table-cell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zbildung und Verdraengungsreaktionen</text:p>
          </table:table-cell>
          <table:table-cell office:value-type="string" calcext:value-type="string">
            <text:p>Veranschaulicht einfache Redoxreaktionen am Beispiel von Salzbildungsreaktionen sowie von Verdrängungsreaktionen der Metalle und Nichtmetalle in verschiedenen Darstellungsformen</text:p>
          </table:table-cell>
          <table:table-cell office:value-type="string" calcext:value-type="string">
            <text:p>Salzbildung_und_Verdraengungsreaktionen.png</text:p>
          </table:table-cell>
          <table:table-cell office:value-type="string" calcext:value-type="string">
            <text:p>https://chemie-lernprogramme.de/daten/programme/js/oxidierer/index.html</text:p>
          </table:table-cell>
          <table:table-cell office:value-type="float" office:value="750" calcext:value-type="float">
            <text:p>750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ze benennen</text:p>
          </table:table-cell>
          <table:table-cell office:value-type="string" calcext:value-type="string">
            <text:p>Übung zur Benennung von Salzen</text:p>
          </table:table-cell>
          <table:table-cell office:value-type="string" calcext:value-type="string">
            <text:p>Salze_benennen.png</text:p>
          </table:table-cell>
          <table:table-cell office:value-type="string" calcext:value-type="string">
            <text:p>https://chemie-lernprogramme.de/daten/programme/js/salzbenenner/index.html</text:p>
          </table:table-cell>
          <table:table-cell office:value-type="float" office:value="700" calcext:value-type="float">
            <text:p>700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äure-Base-Reaktionen aus den Teilchennamen</text:p>
          </table:table-cell>
          <table:table-cell office:value-type="string" calcext:value-type="string">
            <text:p>Generiert einfache Säure-Base-Reaktionsgleichungen aus eingegebenen Teilchennamen der Edukte</text:p>
          </table:table-cell>
          <table:table-cell office:value-type="string" calcext:value-type="string">
            <text:p>Saeure-Base-Reaktionen_aus_den_Teilchennamen.png</text:p>
          </table:table-cell>
          <table:table-cell office:value-type="string" calcext:value-type="string">
            <text:p>https://chemie-lernprogramme.de/daten/programme/js/acidbaser-online/index.html</text:p>
          </table:table-cell>
          <table:table-cell office:value-type="float" office:value="920" calcext:value-type="float">
            <text:p>920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öchiometrie über Stoffmengenverhältnisse</text:p>
          </table:table-cell>
          <table:table-cell office:value-type="string" calcext:value-type="string">
            <text:p>Stöchiometrische Berechnungen zur Masse, zum Volumen, zur Teilchenzahl oder einfach zur entsprechenden Stoffmenge</text:p>
          </table:table-cell>
          <table:table-cell office:value-type="string" calcext:value-type="string">
            <text:p>Stoechiometrie_ueber_Stoffmengenverhaeltnisse.png</text:p>
          </table:table-cell>
          <table:table-cell office:value-type="string" calcext:value-type="string">
            <text:p>https://chemie-lernprogramme.de/daten/programme/js/stoffmengenverhaeltnisser/index.html</text:p>
          </table:table-cell>
          <table:table-cell office:value-type="float" office:value="780" calcext:value-type="float">
            <text:p>780</text:p>
          </table:table-cell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ffklassen sauerstoffhaltiger organischer Verbindungen</text:p>
          </table:table-cell>
          <table:table-cell office:value-type="string" calcext:value-type="string">
            <text:p>Ermittelt aus Strukturformelausschnitten sauerstoffhaltiger Verbindungen die Stoffklasse</text:p>
          </table:table-cell>
          <table:table-cell office:value-type="string" calcext:value-type="string">
            <text:p>Stoffklassen_sauerstoffhaltiger_organischer_Verbindungen.png</text:p>
          </table:table-cell>
          <table:table-cell office:value-type="string" calcext:value-type="string">
            <text:p>https://chemie-lernprogramme.de/daten/programme/js/stoffklassenermittler-online/index.html</text:p>
          </table:table-cell>
          <table:table-cell office:value-type="float" office:value="660" calcext:value-type="float">
            <text:p>660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stituenteneffekte bei organischen Säuren</text:p>
          </table:table-cell>
          <table:table-cell office:value-type="string" calcext:value-type="string">
            <text:p>Zeigt für wichtige organische Säuren und Basen anhand von Struktureigenschaften die Substituenteneffekte an</text:p>
          </table:table-cell>
          <table:table-cell office:value-type="string" calcext:value-type="string">
            <text:p>Substituenteneffekte_bei_organischen_Saeuren.png</text:p>
          </table:table-cell>
          <table:table-cell office:value-type="string" calcext:value-type="string">
            <text:p>https://chemie-lernprogramme.de/daten/programme/js/organische-saeuren-online/index.html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raturabhängigkeit des chemischen Gleichgewichts</text:p>
          </table:table-cell>
          <table:table-cell office:value-type="string" calcext:value-type="string">
            <text:p>Veranschaulicht die Temperaturabhängigkeit der Lage des chemischen Gleichgewichts</text:p>
          </table:table-cell>
          <table:table-cell office:value-type="string" calcext:value-type="string">
            <text:p>Temperaturabhaengigkeit_des_chemischen_Gleichgewichts.png</text:p>
          </table:table-cell>
          <table:table-cell office:value-type="string" calcext:value-type="string">
            <text:p>https://chemie-lernprogramme.de/daten/programme/js/gleichgewichttemperaturer-online/index.html</text:p>
          </table:table-cell>
          <table:table-cell office:value-type="float" office:value="720" calcext:value-type="float">
            <text:p>720</text:p>
          </table:table-cell>
          <table:table-cell office:value-type="float" office:value="670" calcext:value-type="float">
            <text:p>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ation</text:p>
          </table:table-cell>
          <table:table-cell office:value-type="string" calcext:value-type="string">
            <text:p>Veranschaulicht den Äquivalenzpunkt und gegebenenfalls den Pufferbereich mit dem Halbäquivalenzpunkt für Säure-Base-Titrationen</text:p>
          </table:table-cell>
          <table:table-cell office:value-type="string" calcext:value-type="string">
            <text:p>Titration.png</text:p>
          </table:table-cell>
          <table:table-cell office:value-type="string" calcext:value-type="string">
            <text:p>https://chemie-lernprogramme.de/daten/programme/js/titrierer-online/index.html</text:p>
          </table:table-cell>
          <table:table-cell office:value-type="float" office:value="900" calcext:value-type="float">
            <text:p>900</text:p>
          </table:table-cell>
          <table:table-cell office:value-type="float" office:value="860" calcext:value-type="float">
            <text:p>8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rennung von Alkanen</text:p>
          </table:table-cell>
          <table:table-cell office:value-type="string" calcext:value-type="string">
            <text:p>Ermittelt die Summenformelgleichung für die Verbrennung von Alkanen</text:p>
          </table:table-cell>
          <table:table-cell office:value-type="string" calcext:value-type="string">
            <text:p>Verbrennung_von_Alkanen.png</text:p>
          </table:table-cell>
          <table:table-cell office:value-type="string" calcext:value-type="string">
            <text:p>https://chemie-lernprogramme.de/daten/programme/js/alkanverbrenner/index.html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hältnisformel aufstellen</text:p>
          </table:table-cell>
          <table:table-cell office:value-type="string" calcext:value-type="string">
            <text:p>Übung mit Veranschaulichung der verschiedenen Zahlenverhältnisse in Abhängigkeit von der Ionenladung</text:p>
          </table:table-cell>
          <table:table-cell office:value-type="string" calcext:value-type="string">
            <text:p>Verhaeltnisformel_aufstellen.png</text:p>
          </table:table-cell>
          <table:table-cell office:value-type="string" calcext:value-type="string">
            <text:p>https://chemie-lernprogramme.de/daten/programme/js/verhaeltnisformler.html</text:p>
          </table:table-cell>
          <table:table-cell office:value-type="float" office:value="420" calcext:value-type="float">
            <text:p>420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hältnisformeln aus den Namen der enthaltenen Elemente ermitteln</text:p>
          </table:table-cell>
          <table:table-cell office:value-type="string" calcext:value-type="string">
            <text:p>Ermittelt die Verhältnisformel von Salzen nach Eingabe der Namen der enthaltenen Ionen</text:p>
          </table:table-cell>
          <table:table-cell office:value-type="string" calcext:value-type="string">
            <text:p>Verhaeltnisformeln_aus_den_Namen_der_enthaltenen_Elemente_ermitteln.png</text:p>
          </table:table-cell>
          <table:table-cell office:value-type="string" calcext:value-type="string">
            <text:p>https://chemie-lernprogramme.de/daten/programme/js/formulator-online/index.html</text:p>
          </table:table-cell>
          <table:table-cell office:value-type="float" office:value="640" calcext:value-type="float">
            <text:p>640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schmittel und Tenside</text:p>
          </table:table-cell>
          <table:table-cell office:value-type="string" calcext:value-type="string">
            <text:p>Veranschaulicht die Wirkungsweise anionischer und kationischer Tenside</text:p>
          </table:table-cell>
          <table:table-cell office:value-type="string" calcext:value-type="string">
            <text:p>Waschmittel_und_Tenside.png</text:p>
          </table:table-cell>
          <table:table-cell office:value-type="string" calcext:value-type="string">
            <text:p>https://chemie-lernprogramme.de/daten/programme/js/tensider-online/index.html</text:p>
          </table:table-cell>
          <table:table-cell office:value-type="float" office:value="780" calcext:value-type="float">
            <text:p>780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sserstoffbrückenbindungen</text:p>
          </table:table-cell>
          <table:table-cell office:value-type="string" calcext:value-type="string">
            <text:p>Vergleich der Wasserstoffbrückenbindungen verschiedener Moleküle</text:p>
          </table:table-cell>
          <table:table-cell office:value-type="string" calcext:value-type="string">
            <text:p>Wasserstoffbrueckenbindungen.png</text:p>
          </table:table-cell>
          <table:table-cell office:value-type="string" calcext:value-type="string">
            <text:p>https://chemie-lernprogramme.de/daten/programme/js/wasserstoffbrueckenbinder/index.html</text:p>
          </table:table-cell>
          <table:table-cell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llenlängen berechnen</text:p>
          </table:table-cell>
          <table:table-cell office:value-type="string" calcext:value-type="string">
            <text:p>Vorhersage des Absorptionsmaximums der Farbstoffklasse der Polymethine anhand der Kettenlänge</text:p>
          </table:table-cell>
          <table:table-cell office:value-type="string" calcext:value-type="string">
            <text:p>Wellenlaengen_berechnen.png</text:p>
          </table:table-cell>
          <table:table-cell office:value-type="string" calcext:value-type="string">
            <text:p>https://chemie-lernprogramme.de/daten/programme/js/wellenlaengenberechner/index.html</text:p>
          </table:table-cell>
          <table:table-cell office:value-type="float" office:value="720" calcext:value-type="float">
            <text:p>720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wischenmolekulare Kräfte</text:p>
          </table:table-cell>
          <table:table-cell office:value-type="string" calcext:value-type="string">
            <text:p>Zuordnung der jeweiligen zwischenmolekularen Kraft für verschiedene Moleküle mit Hilfe eines einfachen Schemas durch die Beantwortung von bis zu drei Fragen</text:p>
          </table:table-cell>
          <table:table-cell office:value-type="string" calcext:value-type="string">
            <text:p>Zwischenmolekulare_Kraefte.png</text:p>
          </table:table-cell>
          <table:table-cell office:value-type="string" calcext:value-type="string">
            <text:p>https://chemie-lernprogramme.de/daten/programme/js/zwischenmolekularer/index.html</text:p>
          </table:table-cell>
          <table:table-cell office:value-type="float" office:value="660" calcext:value-type="float">
            <text:p>660</text:p>
          </table:table-cell>
          <table:table-cell office:value-type="float" office:value="560" calcext:value-type="float">
            <text:p>560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'chemie-lernprogramme_sortiert'.A2:'chemie-lernprogramme_sortiert'.F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.00.0000</text:date>, <text:time style:data-style-name="N2" text:time-value="11:39:20.4235536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0$Build-2</meta:generator>
    <dc:date>2020-04-10T11:37:26.549873276</dc:date>
    <dc:creator>jj</dc:creator>
    <meta:editing-duration>PT2H30M1S</meta:editing-duration>
    <meta:editing-cycles>92</meta:editing-cycles>
    <meta:document-statistic meta:table-count="1" meta:cell-count="354" meta:object-count="0"/>
  </office:meta>
</office:document-meta>
</file>